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70268" officeooo:paragraph-rsid="00170268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70268" officeooo:paragraph-rsid="001a95d8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925c0" officeooo:paragraph-rsid="001925c0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fo:letter-spacing="normal" fo:font-style="normal" fo:font-weight="normal" officeooo:rsid="001a95d8" officeooo:paragraph-rsid="001a95d8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text-properties style:font-name="Liberation Serif" officeooo:paragraph-rsid="0018824f"/>
    </style:style>
    <style:style style:name="T1" style:family="text">
      <style:text-properties fo:font-variant="normal" fo:text-transform="none" fo:color="#000000" fo:font-size="18pt" fo:letter-spacing="normal" fo:font-style="normal" fo:font-weight="normal" style:font-size-asian="18pt" style:font-style-asian="normal" style:font-weight-asian="normal" style:font-size-complex="18pt"/>
    </style:style>
    <style:style style:name="T2" style:family="text">
      <style:text-properties fo:font-variant="normal" fo:text-transform="none" fo:color="#000000" fo:font-size="18pt" fo:letter-spacing="normal" fo:font-style="normal" fo:font-weight="normal" officeooo:rsid="00173e9a" style:font-size-asian="18pt" style:font-style-asian="normal" style:font-weight-asian="normal" style:font-size-complex="18pt"/>
    </style:style>
    <style:style style:name="T3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4" style:family="text">
      <style:text-properties fo:font-variant="normal" fo:text-transform="none" fo:color="#000000" fo:letter-spacing="normal" fo:font-style="normal" fo:font-weight="normal" officeooo:rsid="00170268" style:font-style-asian="normal" style:font-weight-asian="normal"/>
    </style:style>
    <style:style style:name="T5" style:family="text">
      <style:text-properties officeooo:rsid="001925c0"/>
    </style:style>
    <style:style style:name="T6" style:family="text">
      <style:text-properties style:font-name="Liberation Serif" fo:font-size="12pt" officeooo:rsid="001925c0"/>
    </style:style>
    <style:style style:name="T7" style:family="text">
      <style:text-properties officeooo:rsid="001a95d8"/>
    </style:style>
    <style:style style:name="T8" style:family="text">
      <style:text-properties officeooo:rsid="001ac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he People’s Assembly, convening on the </text:span><text:span text:style-name="T2">25th</text:span><text:span text:style-name="T1"> of August 2020 under the </text:span><text:span text:style-name="T2">21st</text:span><text:span text:style-name="T1"> PA Meeting.</text:span></text:p>
      <text:p text:style-name="P1"/>
      <text:p text:style-name="P1">The Assembly, recognising the current situation,</text:p>
      <text:p text:style-name="P1"/>
      <text:p text:style-name="P3">Proceeding upon the passage Motion 20-17 “For the PA to have an anthem” <text:span text:style-name="T7">and elect one of the follow as such:</text:span></text:p>
      <text:p text:style-name="P3">“The Internationale” <text:span text:style-name="T8">instrumental</text:span>, <text:span text:style-name="T5">“</text:span><text:span text:style-name="T6">Beethoven's 5th, 4th movement</text:span><text:span text:style-name="T5">”, “</text:span><text:span text:style-name="T7">Carvalhesa</text:span><text:span text:style-name="T5">” </text:span><text:span text:style-name="T7">instrumental, “Katyusha” instrumental, “the Anthem of the Armenian SSR” instrumental, or “No Motherland Without You” instrumental.</text:span></text:p>
      <text:p text:style-name="P1"/>
      <text:p text:style-name="P1">And proceeds.</text:p>
      <text:p text:style-name="P1"/>
      <text:p text:style-name="P1">Signed by,</text:p>
      <text:p text:style-name="P2">Comradedoggo</text:p>
      <text:p text:style-name="P4">Comradejackreed</text:p>
      <text:p text:style-name="P5">RedPanda</text:p>
      <text:p text:style-name="P5">yoran</text:p>
      <text:p text:style-name="P1"/>
      <text:p text:style-name="P1"/>
      <text:p text:style-name="P1"/>
      <text:p text:style-name="P7"><text:span text:style-name="T3">[Motion as: 2</text:span><text:span text:style-name="T4">1</text:span><text:span text:style-name="T3">-</text:span><text:span text:style-name="T4">3</text:span><text:span text:style-name="T3">: “To continue on motion 20-17 and elect the anthem of the People's Assembly”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8-26T22:28:57.747782505</dc:date>
    <meta:editing-duration>PT5M43S</meta:editing-duration>
    <meta:editing-cycles>8</meta:editing-cycles>
    <meta:generator>LibreOffice/6.4.5.2$Linux_X86_64 LibreOffice_project/1ed6aca320d7f4d82924e6cec66e4f7527376448</meta:generator>
    <meta:document-statistic meta:table-count="0" meta:image-count="0" meta:object-count="0" meta:page-count="1" meta:paragraph-count="11" meta:word-count="90" meta:character-count="610" meta:non-whitespace-character-count="531"/>
  </office:meta>
</office:document-meta>
</file>